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stdlib.h&gt;</text:p>
      <text:p text:style-name="Standard">struct node{</text:p>
      <text:p text:style-name="Standard"><text:s text:c="4"/>int num;</text:p>
      <text:p text:style-name="Standard"><text:s text:c="4"/>struct node* left;</text:p>
      <text:p text:style-name="Standard"><text:s text:c="4"/>struct node* right;</text:p>
      <text:p text:style-name="Standard">};</text:p>
      <text:p text:style-name="Standard">int height=0;</text:p>
      <text:p text:style-name="Standard"/>
      <text:p text:style-name="Standard">int max(int a,int b){</text:p>
      <text:p text:style-name="Standard"><text:s text:c="4"/>if(a&gt;=b){</text:p>
      <text:p text:style-name="Standard"><text:s text:c="8"/>return a;</text:p>
      <text:p text:style-name="Standard"><text:s text:c="4"/>}</text:p>
      <text:p text:style-name="Standard"/>
      <text:p text:style-name="Standard"><text:s text:c="4"/>else{</text:p>
      <text:p text:style-name="Standard"><text:s text:c="8"/>return b;</text:p>
      <text:p text:style-name="Standard"><text:s text:c="4"/>}</text:p>
      <text:p text:style-name="Standard">}</text:p>
      <text:p text:style-name="Standard"/>
      <text:p text:style-name="Standard">void printbinarytree(struct node* root){</text:p>
      <text:p text:style-name="Standard"><text:s text:c="4"/></text:p>
      <text:p text:style-name="Standard"><text:s text:c="4"/>if(root==NULL){</text:p>
      <text:p text:style-name="Standard"><text:s text:c="8"/>return;</text:p>
      <text:p text:style-name="Standard"><text:s text:c="4"/>} <text:s text:c="3"/></text:p>
      <text:p text:style-name="Standard"/>
      <text:p text:style-name="Standard"><text:s text:c="4"/>else{</text:p>
      <text:p text:style-name="Standard"><text:s text:c="8"/>printf("%d\n",root-&gt;num);</text:p>
      <text:p text:style-name="Standard"/>
      <text:p text:style-name="Standard"><text:s text:c="8"/>printbinarytree(root-&gt;left);</text:p>
      <text:p text:style-name="Standard"><text:s text:c="8"/>printbinarytree(root-&gt;right);</text:p>
      <text:p text:style-name="Standard"/>
      <text:p text:style-name="Standard"><text:s text:c="4"/>}</text:p>
      <text:p text:style-name="Standard">}</text:p>
      <text:p text:style-name="Standard">int findheight(struct node* root){</text:p>
      <text:p text:style-name="Standard"><text:s text:c="4"/>int h1=0;</text:p>
      <text:p text:style-name="Standard"><text:s text:c="4"/>int h2=0;</text:p>
      <text:p text:style-name="Standard"><text:s text:c="4"/>if(root==NULL){</text:p>
      <text:p text:style-name="Standard"><text:s text:c="8"/>return 0;</text:p>
      <text:p text:style-name="Standard"><text:s text:c="4"/>}</text:p>
      <text:p text:style-name="Standard"/>
      <text:p text:style-name="Standard"><text:s text:c="4"/>else{</text:p>
      <text:p text:style-name="Standard"/>
      <text:p text:style-name="Standard"><text:s text:c="6"/>h1+=findheight(root-&gt;left);</text:p>
      <text:p text:style-name="Standard"><text:s text:c="6"/>h2+=findheight(root-&gt;right); <text:s/></text:p>
      <text:p text:style-name="Standard"><text:s text:c="4"/>}</text:p>
      <text:p text:style-name="Standard"/>
      <text:p text:style-name="Standard"><text:s text:c="4"/>return max(h1,h2) +1;</text:p>
      <text:p text:style-name="Standard">}</text:p>
      <text:p text:style-name="Standard">void maxtomin(struct node* root){</text:p>
      <text:p text:style-name="Standard"><text:s text:c="4"/>if(root==NULL){</text:p>
      <text:p text:style-name="Standard"><text:s text:c="8"/>return;</text:p>
      <text:p text:style-name="Standard"><text:s text:c="4"/>}</text:p>
      <text:p text:style-name="Standard"><text:soft-page-break/></text:p>
      <text:p text:style-name="Standard"><text:s text:c="4"/>else{</text:p>
      <text:p text:style-name="Standard"><text:s text:c="8"/>maxtomin(root-&gt;right);</text:p>
      <text:p text:style-name="Standard"><text:s text:c="8"/>printf("%d\n",root-&gt;num);</text:p>
      <text:p text:style-name="Standard"><text:s text:c="8"/>maxtomin(root-&gt;left);</text:p>
      <text:p text:style-name="Standard"><text:s text:c="4"/>}</text:p>
      <text:p text:style-name="Standard">}</text:p>
      <text:p text:style-name="Standard"/>
      <text:p text:style-name="Standard">struct node *insert(struct node* root, int c){</text:p>
      <text:p text:style-name="Standard"/>
      <text:p text:style-name="Standard"><text:s text:c="4"/>if(root==NULL){</text:p>
      <text:p text:style-name="Standard"><text:s text:c="8"/>struct node *temp=(struct node*)malloc(sizeof(struct node));</text:p>
      <text:p text:style-name="Standard"><text:s text:c="8"/>temp-&gt;num=c;</text:p>
      <text:p text:style-name="Standard"><text:s text:c="8"/>temp-&gt;right=NULL;</text:p>
      <text:p text:style-name="Standard"><text:s text:c="8"/>temp-&gt;left=NULL;</text:p>
      <text:p text:style-name="Standard"><text:s text:c="8"/>root=temp;</text:p>
      <text:p text:style-name="Standard"><text:s text:c="4"/>}</text:p>
      <text:p text:style-name="Standard"/>
      <text:p text:style-name="Standard"><text:s text:c="4"/>else if(c&lt;=root-&gt;num){</text:p>
      <text:p text:style-name="Standard"><text:s text:c="8"/>root-&gt;left=insert(root-&gt;left,c);</text:p>
      <text:p text:style-name="Standard"><text:s text:c="4"/>}</text:p>
      <text:p text:style-name="Standard"/>
      <text:p text:style-name="Standard"><text:s text:c="4"/>else{</text:p>
      <text:p text:style-name="Standard"><text:s text:c="8"/>root-&gt;right=insert(root-&gt;right,c);</text:p>
      <text:p text:style-name="Standard"><text:s text:c="4"/>}</text:p>
      <text:p text:style-name="Standard"/>
      <text:p text:style-name="Standard"><text:s text:c="4"/>return root;</text:p>
      <text:p text:style-name="Standard">}</text:p>
      <text:p text:style-name="Standard">struct node *findmin(struct node* root){</text:p>
      <text:p text:style-name="Standard"><text:s text:c="4"/>if(root==NULL){</text:p>
      <text:p text:style-name="Standard"><text:s text:c="8"/>return NULL;</text:p>
      <text:p text:style-name="Standard"><text:s text:c="4"/>}</text:p>
      <text:p text:style-name="Standard"/>
      <text:p text:style-name="Standard"><text:s text:c="4"/>else if(root-&gt;left==NULL){</text:p>
      <text:p text:style-name="Standard"><text:s text:c="8"/>return root;</text:p>
      <text:p text:style-name="Standard"><text:s text:c="4"/>}</text:p>
      <text:p text:style-name="Standard"/>
      <text:p text:style-name="Standard"><text:s text:c="4"/>else{</text:p>
      <text:p text:style-name="Standard"><text:s text:c="8"/>return findmin(root-&gt;left);</text:p>
      <text:p text:style-name="Standard"><text:s text:c="4"/>}</text:p>
      <text:p text:style-name="Standard">}</text:p>
      <text:p text:style-name="Standard">struct node *findmax(struct node* root){</text:p>
      <text:p text:style-name="Standard"/>
      <text:p text:style-name="Standard"><text:s text:c="4"/>if(root==NULL){</text:p>
      <text:p text:style-name="Standard"><text:s text:c="8"/>return NULL;</text:p>
      <text:p text:style-name="Standard"><text:s text:c="4"/>}</text:p>
      <text:p text:style-name="Standard"/>
      <text:p text:style-name="Standard"><text:s text:c="4"/>else if(root-&gt;right==NULL){</text:p>
      <text:p text:style-name="Standard"><text:s text:c="8"/>return root;</text:p>
      <text:p text:style-name="Standard"><text:s text:c="4"/>}</text:p>
      <text:p text:style-name="Standard"/>
      <text:p text:style-name="Standard"><text:s text:c="4"/>else{</text:p>
      <text:p text:style-name="Standard"><text:soft-page-break/><text:s text:c="8"/>return findmax(root-&gt;right);</text:p>
      <text:p text:style-name="Standard"><text:s text:c="4"/>}</text:p>
      <text:p text:style-name="Standard">}</text:p>
      <text:p text:style-name="Standard">struct node *delete(struct node *root, int x){</text:p>
      <text:p text:style-name="Standard"/>
      <text:p text:style-name="Standard"><text:s text:c="4"/>if(root==NULL){</text:p>
      <text:p text:style-name="Standard"><text:s text:c="8"/>return root;</text:p>
      <text:p text:style-name="Standard"><text:s text:c="4"/>}</text:p>
      <text:p text:style-name="Standard"/>
      <text:p text:style-name="Standard"><text:s text:c="4"/>else if(root-&gt;num&gt;x){</text:p>
      <text:p text:style-name="Standard"><text:s text:c="8"/>root-&gt;left=delete(root-&gt;left,x);</text:p>
      <text:p text:style-name="Standard"/>
      <text:p text:style-name="Standard"><text:s text:c="4"/>}</text:p>
      <text:p text:style-name="Standard"/>
      <text:p text:style-name="Standard"><text:s text:c="4"/>else if(root-&gt;num&lt;x){</text:p>
      <text:p text:style-name="Standard"><text:s text:c="7"/>root-&gt;right=delete(root-&gt;right,x);</text:p>
      <text:p text:style-name="Standard"><text:s text:c="4"/>}</text:p>
      <text:p text:style-name="Standard"/>
      <text:p text:style-name="Standard"><text:s text:c="4"/>else{</text:p>
      <text:p text:style-name="Standard"/>
      <text:p text:style-name="Standard"><text:s text:c="8"/>if(root-&gt;right==NULL || root-&gt;left==NULL){</text:p>
      <text:p text:style-name="Standard"><text:s text:c="12"/>struct node *temp;</text:p>
      <text:p text:style-name="Standard"><text:s text:c="12"/>temp=root;</text:p>
      <text:p text:style-name="Standard"><text:s text:c="12"/>if(root-&gt;right==NULL){</text:p>
      <text:p text:style-name="Standard"><text:s text:c="16"/>root=root-&gt;left;</text:p>
      <text:p text:style-name="Standard"><text:s text:c="12"/>}</text:p>
      <text:p text:style-name="Standard"/>
      <text:p text:style-name="Standard"><text:s text:c="12"/>else{</text:p>
      <text:p text:style-name="Standard"><text:s text:c="16"/>root=root-&gt;right;</text:p>
      <text:p text:style-name="Standard"><text:s text:c="12"/>}</text:p>
      <text:p text:style-name="Standard"/>
      <text:p text:style-name="Standard"><text:s text:c="12"/>free(temp);</text:p>
      <text:p text:style-name="Standard"><text:s text:c="8"/>}</text:p>
      <text:p text:style-name="Standard"/>
      <text:p text:style-name="Standard"><text:s text:c="8"/>else{</text:p>
      <text:p text:style-name="Standard"><text:s text:c="12"/>struct node *temp;</text:p>
      <text:p text:style-name="Standard"><text:s text:c="12"/>temp=findmin(root-&gt;right);</text:p>
      <text:p text:style-name="Standard"><text:s text:c="12"/>root-&gt;num=temp-&gt;num;</text:p>
      <text:p text:style-name="Standard"><text:s text:c="12"/>root-&gt;right=delete(root-&gt;right,temp-&gt;num);</text:p>
      <text:p text:style-name="Standard"><text:s text:c="8"/>}</text:p>
      <text:p text:style-name="Standard"><text:s text:c="4"/>}</text:p>
      <text:p text:style-name="Standard"/>
      <text:p text:style-name="Standard"><text:s text:c="4"/>return root;</text:p>
      <text:p text:style-name="Standard">}</text:p>
      <text:p text:style-name="Standard"/>
      <text:p text:style-name="Standard">int main(){</text:p>
      <text:p text:style-name="Standard"/>
      <text:p text:style-name="Standard"><text:s text:c="4"/>struct node* root=(struct node *)malloc(sizeof(struct node));</text:p>
      <text:p text:style-name="Standard"/>
      <text:p text:style-name="Standard"><text:s text:c="4"/>root =NULL;</text:p>
      <text:p text:style-name="Standard"><text:s text:c="4"/>int y;</text:p>
      <text:p text:style-name="Standard"><text:s text:c="4"/>root=insert(root,12);</text:p>
      <text:p text:style-name="Standard"><text:soft-page-break/><text:s text:c="4"/>y=findheight(root);</text:p>
      <text:p text:style-name="Standard"><text:s text:c="4"/>printf("Height:%d\n",y-1);</text:p>
      <text:p text:style-name="Standard"><text:s text:c="4"/>root=insert(root,7);</text:p>
      <text:p text:style-name="Standard"><text:s text:c="4"/>root=insert(root,19);</text:p>
      <text:p text:style-name="Standard"><text:s text:c="4"/>root=insert(root,3);</text:p>
      <text:p text:style-name="Standard"><text:s text:c="4"/>root=insert(root,9);</text:p>
      <text:p text:style-name="Standard"><text:s text:c="4"/>root=insert(root,21);</text:p>
      <text:p text:style-name="Standard"><text:s text:c="4"/>root=insert(root,17);</text:p>
      <text:p text:style-name="Standard"><text:s text:c="4"/>printf("Tree in order traversal:\n");</text:p>
      <text:p text:style-name="Standard"><text:s text:c="4"/>printbinarytree(root);</text:p>
      <text:p text:style-name="Standard"><text:s text:c="4"/>root=insert(root,22);</text:p>
      <text:p text:style-name="Standard"><text:s text:c="4"/>root=insert(root,20);</text:p>
      <text:p text:style-name="Standard"><text:s text:c="4"/>root=delete(root,21);</text:p>
      <text:p text:style-name="Standard"><text:s text:c="4"/>root=insert(root,27);</text:p>
      <text:p text:style-name="Standard"><text:s text:c="4"/>root=insert(root,29);</text:p>
      <text:p text:style-name="Standard"><text:s text:c="4"/>printf("Tree in order traversal:\n");</text:p>
      <text:p text:style-name="Standard"><text:s text:c="4"/>printbinarytree(root);</text:p>
      <text:p text:style-name="Standard"><text:s text:c="4"/>printf("Highest num to lowest:\n");</text:p>
      <text:p text:style-name="Standard"><text:s text:c="4"/>maxtomin(root);</text:p>
      <text:p text:style-name="Standard"><text:s text:c="4"/>int x=findheight(root);</text:p>
      <text:p text:style-name="Standard"><text:s text:c="4"/>if(x!=0){</text:p>
      <text:p text:style-name="Standard"><text:s text:c="4"/>printf("Height of tree:%d\n",x-1);</text:p>
      <text:p text:style-name="Standard"><text:s text:c="4"/>}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08:49:13.322084159</meta:creation-date>
    <dc:date>2024-02-06T22:16:45.261007371</dc:date>
    <meta:editing-duration>PT13H27M32S</meta:editing-duration>
    <meta:editing-cycles>1</meta:editing-cycles>
    <meta:document-statistic meta:table-count="0" meta:image-count="0" meta:object-count="0" meta:page-count="4" meta:paragraph-count="148" meta:word-count="236" meta:character-count="2998" meta:non-whitespace-character-count="2163"/>
    <meta:generator>LibreOffice/7.3.7.2$Linux_X86_64 LibreOffice_project/30$Build-2</meta:generator>
  </office:meta>
</office:document-meta>
</file>